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Mapper.isIgnoringOff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Mapper.TermVecto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rmVectorMapper.isIgnoring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Mapper.TermVectorMapper( boolean ignoringPositions , boolean ignoringOff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Mapper.setDocumentNumber( int documen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